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8A916C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0.012cm" fo:margin-top="0cm" fo:margin-bottom="0cm" table:align="left" style:writing-mode="page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P3" style:family="paragraph" style:parent-style-name="normal">
      <style:paragraph-properties fo:text-align="center" style:justify-single-word="false"/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fo:orphans="0" fo:widows="0"/>
    </style:style>
    <style:style style:name="P6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normal">
      <style:paragraph-properties fo:orphans="0" fo:widows="0"/>
      <style:text-properties style:font-name="Montserrat" fo:font-size="10pt" officeooo:rsid="0003e4fc" officeooo:paragraph-rsid="0003e4fc" style:font-name-asian="Montserrat1" style:font-size-asian="10pt" style:font-name-complex="Montserrat1" style:font-size-complex="10pt"/>
    </style:style>
    <style:style style:name="P8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9" style:family="paragraph" style:parent-style-name="normal">
      <style:paragraph-properties fo:orphans="0" fo:widows="0"/>
      <style:text-properties style:font-name="Montserrat" officeooo:rsid="0003e4fc" officeooo:paragraph-rsid="0003e4fc" style:font-name-asian="Montserrat1" style:font-name-complex="Montserrat1"/>
    </style:style>
    <style:style style:name="P10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11" style:family="paragraph" style:parent-style-name="normal">
      <style:paragraph-properties fo:orphans="0" fo:widows="0"/>
    </style:style>
    <style:style style:name="P12" style:family="paragraph" style:parent-style-name="normal">
      <style:paragraph-properties fo:orphans="0" fo:widows="0"/>
      <style:text-properties officeooo:rsid="0003e4fc" officeooo:paragraph-rsid="0003e4fc"/>
    </style:style>
    <style:style style:name="P13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T1" style:family="text">
      <style:text-properties fo:color="#3300ff" loext:opacity="100%" fo:font-size="13pt" fo:font-weight="bold" style:font-size-asian="13pt" style:font-weight-asian="bold" style:font-size-complex="13pt"/>
    </style:style>
    <style:style style:name="T2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3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4" style:family="text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T5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6" style:family="text">
      <style:text-properties style:font-name="Montserrat" style:font-name-asian="Montserrat1" style:font-name-complex="Montserrat1"/>
    </style:style>
    <style:style style:name="T7" style:family="text">
      <style:text-properties style:font-name="Montserrat" officeooo:rsid="0003e4fc" style:font-name-asian="Montserrat1" style:font-name-complex="Montserrat1"/>
    </style:style>
    <style:style style:name="T8" style:family="text">
      <style:text-properties fo:color="#ffffff" loext:opacity="100%" style:font-name="Montserrat" fo:font-weight="bold" style:font-name-asian="Montserrat1" style:font-weight-asian="bold" style:font-name-complex="Montserrat1"/>
    </style:style>
    <style:style style:name="T9" style:family="text">
      <style:text-properties fo:color="#ffffff" loext:opacity="100%" style:font-name="Montserrat" fo:font-size="10pt" fo:font-weight="bold" style:font-name-asian="Montserrat1" style:font-size-asian="10pt" style:font-weight-asian="bold" style:font-name-complex="Montserrat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/>
      <text:p text:style-name="P4" loext:marker-style-name="T2"><text:span text:style-name="T2">Cahier de recette - Plan de test</text:span><text:span text:style-name="T3"> </text:span><text:span text:style-name="T2">End-to-End du parcours visiteur</text:span></text:p>
      <text:p text:style-name="P3" loext:marker-style-name="T2"/>
      <text:p text:style-name="normal" loext:marker-style-name="T4"><text:span text:style-name="T4">N.B. : Le nombre de scénarios n’est pas déterminé. On peut en ajouter ou en supprimer si besoin. </text:span><text:span text:style-name="T4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11" loext:marker-style-name="T6"><text:span text:style-name="T6">En </text:span><text:span text:style-name="T7">arrivant sur le site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12" loext:marker-style-name="T6"><text:span text:style-name="T6">J’observe le Slider</text:span>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12" loext:marker-style-name="T6"><text:span text:style-name="T6">Le Slider défile sur une boucle avec un délai de 5secondes entre chaque image</text:span></text:p>
          </table:table-cell>
        </table:table-row>
        <table:table-row table:style-name="Tableau1.1">
          <table:table-cell table:style-name="Tableau1.A6" office:value-type="string">
            <text:p text:style-name="P13" loext:marker-style-name="T8"/>
          </table:table-cell>
          <table:table-cell table:style-name="Tableau1.B6" office:value-type="string">
            <text:p text:style-name="P8" loext:marker-style-name="T6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9" loext:marker-style-name="T6">En arrivant sur le sit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9" loext:marker-style-name="T6">J’observe le Slid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9" loext:marker-style-name="T6">Le mois correspond à chacune des images affichées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4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En arrivant sur le sit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7" loext:marker-style-name="T5">J’observe le Slider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9" loext:marker-style-name="T6">Les bulletspoints s’affiche dynamiquement sur chaque imag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5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En parcourant les projet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7" loext:marker-style-name="T5">Lorsque je clique sélectionne un filtr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7" loext:marker-style-name="T5">Les images récupérées se trient correctement avec la valeur affichée sur la catégorie.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6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En parcourant les projets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/text:p>
          </table:table-cell>
          <table:table-cell table:style-name="Tableau1.B4" office:value-type="string">
            <text:p text:style-name="P7" loext:marker-style-name="T5">Lorsque je clique sur un proje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9" loext:marker-style-name="T6">Une modale s’ouvre avec des informations détaillées sur le projet.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  <text:p text:style-name="P6" loext:marker-style-name="T5"/>
            <text:p text:style-name="P6" loext:marker-style-name="T5"/>
            <text:p text:style-name="P6" loext:marker-style-name="T5"/>
            <text:p text:style-name="P6" loext:marker-style-name="T5"/>
            <text:p text:style-name="P6" loext:marker-style-name="T5"/>
            <text:p text:style-name="P6" loext:marker-style-name="T5"><text:soft-page-break/></text:p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7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En parcourant la section contact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7" loext:marker-style-name="T5">Lorsque je clique sur le bouton « envoyer »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9" loext:marker-style-name="T6">Un message de succès s’affich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8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7" loext:marker-style-name="T5">En parcourant la fin du site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7" loext:marker-style-name="T5">Lorsque je consulte la dernière prestation</text:p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9" loext:marker-style-name="T6">L’image de l’évènement le plus récent doit être affichée</text:p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9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8" office:value-type="string">
            <text:p text:style-name="P8" loext:marker-style-name="T6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40" office:value-type="string">
            <text:p text:style-name="P6" loext:marker-style-name="T5"/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0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8" loext:marker-style-name="T6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  <table:table-row table:style-name="Tableau1.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1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  <table:table-row table:style-name="Tableau1.51">
          <table:table-cell table:style-name="Tableau1.A1" office:value-type="string">
            <text:p text:style-name="P6" loext:marker-style-name="T5"/>
          </table:table-cell>
          <table:table-cell table:style-name="Tableau1.A1" office:value-type="string">
            <text:p text:style-name="P6" loext:marker-style-name="T5"/>
          </table:table-cell>
        </table:table-row>
        <table:table-row table:style-name="Tableau1.1">
          <table:table-cell table:style-name="Tableau1.A2" table:number-columns-spanned="2" office:value-type="string">
            <text:p text:style-name="P5" loext:marker-style-name="T5"><text:span text:style-name="T8">Scénario 12</text:span><text:span text:style-name="T9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 loext:marker-style-name="T5"><text:span text:style-name="T8">Given</text:span><text:span text:style-name="T9"/></text:p>
          </table:table-cell>
          <table:table-cell table:style-name="Tableau1.B3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When</text:span><text:span text:style-name="T9"/></text:p>
          </table:table-cell>
          <table:table-cell table:style-name="Tableau1.B4" office:value-type="string">
            <text:p text:style-name="P6" loext:marker-style-name="T5"/>
          </table:table-cell>
        </table:table-row>
        <table:table-row table:style-name="Tableau1.1">
          <table:table-cell table:style-name="Tableau1.A2" office:value-type="string">
            <text:p text:style-name="P5" loext:marker-style-name="T5"><text:span text:style-name="T8">Then</text:span><text:span text:style-name="T9"/></text:p>
          </table:table-cell>
          <table:table-cell table:style-name="Tableau1.B5" office:value-type="string">
            <text:p text:style-name="P6" loext:marker-style-name="T5"/>
          </table:table-cell>
        </table:table-row>
      </table:table>
      <text:p text:style-name="P10" loext:marker-style-name="T6"/>
      <text:p text:style-name="P10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1"><draw:image xlink:href="Pictures/100000010000014C000000728A916C4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6T00:23:52.321000000</dc:date>
    <meta:editing-duration>PT9M53S</meta:editing-duration>
    <meta:editing-cycles>2</meta:editing-cycles>
    <meta:generator>LibreOffice/24.2.2.2$Windows_X86_64 LibreOffice_project/d56cc158d8a96260b836f100ef4b4ef25d6f1a01</meta:generator>
    <meta:document-statistic meta:table-count="1" meta:image-count="1" meta:object-count="0" meta:page-count="2" meta:paragraph-count="68" meta:word-count="220" meta:character-count="1230" meta:non-whitespace-character-count="1076"/>
  </office:meta>
</office:document-meta>
</file>